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TagTests.starMatchesAl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s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assertElement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omittedPathMatchesObjectError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sTagTests.assertElement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asBodyTagWithNoErrorsAndExistingMessagesAttributeInPageScopeAreNotClobb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withExplicitEmptyWhitespace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rrors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asBody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rrorsTagTests.withoutError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sTagTests.asBodyTagWithNoErrorsAndExistingMessagesAttributeInSessionScopeAreNotClobb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asBodyTagWithExistingMessage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rrorsTagTests.withEscape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rrorsTagTests.withExplicitWhitespace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rrorsTagTests.specificPathMatchesSpecificFiel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sTagTests.withou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sTagTests.withExplicitNonWhitespace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sTagTests.asBodyTagWithNoErrorsAndExistingMessagesAttributeInApplicationScopeAreNotClobb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rrorsTagTests.withErrorsAnd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rrorsTagTests.withNonEscape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rrorsTagTests.asBodyTagWithErrorsAndExistingMessagesAttributeInNonPageScopeAreNotClobb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rrorsTagTests.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rrorsTagTests.assertWhenNoErrorsExistingMessagesInScopeAreNotClobbered(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rrorsTagTests.exposeBindingResult(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sTagTests.withErrorsAndCustom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rrorsTagTests.asBodyTagWithNoErrorsAndExistingMessagesAttributeInRequestScopeAreNotClobb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